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MDeserializerFactory._isFlag( MethodVisitor mw , Context context , int i ,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MDeserializerFactory._createInstance( Context context , MethodVisitor m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xt.fieldName( FieldInfo field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MDeserializerFactory._deserialze_obj( Context context , MethodVisitor mw , Label reset_ , FieldInfo fieldInfo , Class &lt; ? &gt; fieldClas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SMDeserializerFactory._getFieldDeser( Context context , MethodVisitor mw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MDeserializerFactory._deserialze_list_obj( Context context , MethodVisitor mw , Label reset_ , FieldInfo fieldInfo , Class &lt; ? &gt; fieldClass , Class &lt; ? &gt; itemType ,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ASMDeserializerFactory._setContext( Context context , MethodVisitor m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MDeserializerFactory.createJavaBeanDeserializer( ParserConfig config , JavaBeanInfo bean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SMDeserializerFactory._deserialize_endCheck( Context context , MethodVisitor mw , Label reset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MDeserializerFactory._init( ClassWriter cw , 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SMDeserializerFactory._setFlag( MethodVisitor mw , Context context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.var( String name , int incr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MDeserializerFactory._deserialze( ClassWriter cw , Context context )</text:p>
          </table:table-cell>
          <table:table-cell office:value-type="float" office:value="59">
            <text:p text:style-name="Table_20_Contents">59</text:p>
          </table:table-cell>
          <table:table-cell office:value-type="float" office:value="65">
            <text:p text:style-name="Table_20_Contents">65</text:p>
          </table:table-cell>
          <table:table-cell office:value-type="float" office:value="459">
            <text:p text:style-name="Table_20_Contents">459</text:p>
          </table:table-cell>
        </table:table-row>
        <table:table-row>
          <table:table-cell office:value-type="string">
            <text:p text:style-name="Table_20_Contents">Context.fieldDeserName( FieldInfo field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.va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MDeserializerFactory._newCollection( MethodVisitor mw , Class &lt; ? &gt; fieldClass , int i , boolean se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SMDeserializerFactory._createInstance( ClassWriter cw ,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MDeserializerFactory._loadAndSet( Context context , MethodVisitor mw , FieldInfo fieldInfo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Context.var_asm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DeserializerFactory._quickNextTokenComma( Context context , MethodVisitor m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ASMDeserializerFactory.ASMDeserializerFactory( ClassLoader parent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text.getInst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MDeserializerFactory._deserialzeArrayMapping( ClassWriter cw , Context context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99">
            <text:p text:style-name="Table_20_Contents">399</text:p>
          </table:table-cell>
        </table:table-row>
        <table:table-row>
          <table:table-cell office:value-type="string">
            <text:p text:style-name="Table_20_Contents">ASMDeserializerFactory._deserObject( Context context , MethodVisitor mw , FieldInfo fieldInfo , Class &lt; ? &gt; fieldClass ,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SMDeserializerFactory._quickNextToken( Context context , MethodVisitor mw , int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text.Context( String className , ParserConfig config , JavaBeanInfo beanInfo , int initVarian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MDeserializerFactory.defineVarLexer( Context context , MethodVisitor m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.var_asm( FieldInfo fieldInfo , int incr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validIden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MDeserializerFactory._batchSet( Context context , MethodVisitor mw , boolean fl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MDeserializerFactory._set( Context context , MethodVisitor mw , FieldInfo field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MDeserializerFactory._getCollectionFieldItemDeser( Context context , MethodVisitor mw , FieldInfo fieldInfo , Class &lt; ? &gt; ite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MDeserializerFactory._batchSet( Context context , MethodVisitor m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